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paragraph-rsid="0022027b"/>
    </style:style>
    <style:style style:name="P9" style:family="paragraph" style:parent-style-name="Heading" style:list-style-name="L1">
      <style:text-properties officeooo:rsid="000652db" officeooo:paragraph-rsid="000652db"/>
    </style:style>
    <style:style style:name="P10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7204375285906952973" text:style-name="L1">
        <text:list-item>
          <text:p text:style-name="P9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8">Pour la consultation d'anesthésie<text:span text:style-name="T3">:<text:line-break/></text:span>le : <text:text-input text:description="&lt;only_time2()&gt;">&lt;only_time2()&gt;</text:text-input><text:line-break/><text:span text:style-name="T5">en face de la </text:span>Clinique <text:span text:style-name="T5">Magnin (maison blanche)</text:span><text:line-break/>En cas d'empêchement merci de prévenir dès que possible au : <text:span text:style-name="T5">27 45 05</text:span>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0"><text:span text:style-name="T2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9-28T11:21:24.905627595</dc:date>
    <meta:editing-duration>PT7H1M41S</meta:editing-duration>
    <meta:editing-cycles>109</meta:editing-cycles>
    <meta:generator>LibreOffice/4.3.3.2$Linux_X86_64 LibreOffice_project/430m0$Build-2</meta:generator>
    <dc:creator>L. FRANCOIS</dc:creator>
    <meta:document-statistic meta:table-count="0" meta:image-count="0" meta:object-count="0" meta:page-count="1" meta:paragraph-count="13" meta:word-count="158" meta:character-count="900" meta:non-whitespace-character-count="801"/>
  </office:meta>
</office:document-meta>
</file>